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0 0 0 0 0 0 0 0 0 0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/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2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3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4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5" style:parent-style-name="Normal" style:list-style-name="LFO1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6" style:parent-style-name="Normal" style:list-style-name="LFO1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7" style:parent-style-name="Normal" style:list-style-name="LFO1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8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9" style:parent-style-name="Normal" style:list-style-name="LFO2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0" style:parent-style-name="Normal" style:list-style-name="LFO2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1" style:parent-style-name="Normal" style:list-style-name="LFO2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2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13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14" style:parent-style-name="Normal" style:list-style-name="LFO3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5" style:parent-style-name="Normal" style:list-style-name="LFO3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6" style:parent-style-name="Normal" style:list-style-name="LFO3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7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18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19" style:parent-style-name="Normal" style:list-style-name="LFO4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20" style:parent-style-name="Normal" style:list-style-name="LFO4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21" style:parent-style-name="Normal" style:list-style-name="LFO4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22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23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24" style:parent-style-name="Normal" style:list-style-name="LFO5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25" style:parent-style-name="Normal" style:list-style-name="LFO5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26" style:parent-style-name="Normal" style:list-style-name="LFO5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27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28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29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30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31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32" style:parent-style-name="Normal" style:list-style-name="LFO6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33" style:parent-style-name="Normal" style:list-style-name="LFO6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34" style:parent-style-name="Normal" style:list-style-name="LFO6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35" style:parent-style-name="Normal" style:list-style-name="LFO6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36" style:parent-style-name="Normal" style:list-style-name="LFO6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37" style:parent-style-name="Normal" style:list-style-name="LFO6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38" style:parent-style-name="Normal" style:list-style-name="LFO6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39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40" style:parent-style-name="Normal" style:list-style-name="LFO7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41" style:parent-style-name="Normal" style:list-style-name="LFO7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42" style:parent-style-name="Normal" style:list-style-name="LFO7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43" style:parent-style-name="Normal" style:list-style-name="LFO7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44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45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46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47" style:parent-style-name="Normal" style:list-style-name="LFO8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48" style:parent-style-name="Normal" style:list-style-name="LFO8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49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50" style:parent-style-name="Normal" style:list-style-name="LFO9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51" style:parent-style-name="Normal" style:list-style-name="LFO9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52" style:parent-style-name="Normal" style:list-style-name="LFO9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53" style:parent-style-name="Normal" style:list-style-name="LFO9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54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55" style:parent-style-name="Normal" style:list-style-name="LFO10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56" style:parent-style-name="Normal" style:list-style-name="LFO10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57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58" style:parent-style-name="Normal" style:list-style-name="LFO11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59" style:parent-style-name="Normal" style:list-style-name="LFO11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60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61" style:parent-style-name="Normal" style:list-style-name="LFO12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62" style:parent-style-name="Normal" style:list-style-name="LFO12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63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64" style:parent-style-name="Normal" style:list-style-name="LFO13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65" style:parent-style-name="Normal" style:list-style-name="LFO13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66" style:parent-style-name="Normal" style:list-style-name="LFO13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67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68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69" style:parent-style-name="Normal" style:list-style-name="LFO14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70" style:parent-style-name="Normal" style:list-style-name="LFO14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71" style:parent-style-name="Normal" style:list-style-name="LFO14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72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73" style:parent-style-name="Normal" style:list-style-name="LFO15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74" style:parent-style-name="Normal" style:list-style-name="LFO15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75" style:parent-style-name="Normal" style:list-style-name="LFO15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76" style:parent-style-name="Normal" style:list-style-name="LFO15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77" style:parent-style-name="Normal" style:list-style-name="LFO15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78" style:parent-style-name="Normal" style:list-style-name="LFO15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79" style:parent-style-name="Normal" style:list-style-name="LFO15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80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81" style:parent-style-name="Normal" style:list-style-name="LFO16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82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83" style:parent-style-name="Normal" style:list-style-name="LFO17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84" style:parent-style-name="Normal" style:list-style-name="LFO17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85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86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87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88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89" style:parent-style-name="Normal" style:list-style-name="LFO18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90" style:parent-style-name="Normal" style:list-style-name="LFO18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91" style:parent-style-name="Normal" style:list-style-name="LFO18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92" style:parent-style-name="Normal" style:list-style-name="LFO18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93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94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95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96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97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98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99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100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101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102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103" style:parent-style-name="Normal" style:list-style-name="LFO19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04" style:parent-style-name="Normal" style:list-style-name="LFO19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05" style:parent-style-name="Normal" style:list-style-name="LFO19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06" style:parent-style-name="Normal" style:list-style-name="LFO19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07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108" style:parent-style-name="Normal" style:list-style-name="LFO20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09" style:parent-style-name="Normal" style:list-style-name="LFO20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10" style:parent-style-name="Normal" style:list-style-name="LFO20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11" style:parent-style-name="Normal" style:list-style-name="LFO20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12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113" style:parent-style-name="Normal" style:family="paragraph">
      <style:paragraph-properties style:vertical-align="baseline" fo:margin-bottom="0in" style:line-height-at-least="0.2083in"/>
      <style:text-properties style:font-name="Arial" style:font-name-asian="Times New Roman" style:font-name-complex="Arial" fo:color="#333333" fo:font-size="10.5pt" style:font-size-asian="10.5pt" style:font-size-complex="10.5pt"/>
    </style:style>
    <style:style style:name="P114" style:parent-style-name="Normal" style:list-style-name="LFO21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15" style:parent-style-name="Normal" style:list-style-name="LFO21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16" style:parent-style-name="Normal" style:list-style-name="LFO21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17" style:parent-style-name="Normal" style:list-style-name="LFO21" style:family="paragraph">
      <style:paragraph-properties style:vertical-align="baseline" fo:margin-top="0.0333in" fo:margin-bottom="0.0333in" fo:line-height="100%" fo:margin-left="0.7166in">
        <style:tab-stops>
          <style:tab-stop style:type="left" style:position="0.2833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18" style:parent-style-name="Normal" style:list-style-name="LFO21" style:family="paragraph">
      <style:paragraph-properties style:vertical-align="baseline" fo:margin-top="0.0333in" fo:margin-bottom="0.0333in" fo:line-height="100%" fo:margin-left="0.7166in">
        <style:tab-stops>
          <style:tab-stop style:type="left" style:position="0.2833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19" style:parent-style-name="Normal" style:list-style-name="LFO21" style:family="paragraph">
      <style:paragraph-properties style:vertical-align="baseline" fo:margin-top="0.0333in" fo:margin-bottom="0.0333in" fo:line-height="100%" fo:margin-left="0.7166in">
        <style:tab-stops>
          <style:tab-stop style:type="left" style:position="0.2833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20" style:parent-style-name="Normal" style:list-style-name="LFO21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21" style:parent-style-name="Normal" style:list-style-name="LFO21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  <style:style style:name="P122" style:parent-style-name="Normal" style:list-style-name="LFO21" style:family="paragraph">
      <style:paragraph-properties style:vertical-align="baseline" fo:margin-top="0.0333in" fo:margin-bottom="0.0333in" fo:line-height="100%" fo:margin-left="0.3583in">
        <style:tab-stops>
          <style:tab-stop style:type="left" style:position="0.1416in"/>
        </style:tab-stops>
      </style:paragraph-properties>
      <style:text-properties style:font-name="inherit" style:font-name-asian="Times New Roman" style:font-name-complex="Helvetica" fo:color="#333333" fo:font-size="10pt" style:font-size-asian="10pt" style:font-size-complex="10pt"/>
    </style:style>
  </office:automatic-styles>
  <office:body>
    <office:text text:use-soft-page-breaks="true">
      <text:p text:style-name="P1"/>
      <text:p text:style-name="P2">1.1 Compare and contrast OSI and TCP/IP models</text:p>
      <text:p text:style-name="P3">1.2 Compare and contrast TCP and UDP protocols</text:p>
      <text:p text:style-name="P4">1.3 Describe the impact of infrastructure components in an enterprise network</text:p>
      <text:list text:style-name="LFO1" text:continue-numbering="true">
        <text:list-item>
          <text:p text:style-name="P5">1.3.a Firewalls</text:p>
        </text:list-item>
        <text:list-item>
          <text:p text:style-name="P6">1.3.b Access points</text:p>
        </text:list-item>
        <text:list-item>
          <text:p text:style-name="P7">1.3.c Wireless controllers</text:p>
        </text:list-item>
      </text:list>
      <text:p text:style-name="P8">1.4 Describe the effects of cloud resources on enterprise network architecture</text:p>
      <text:list text:style-name="LFO2" text:continue-numbering="true">
        <text:list-item>
          <text:p text:style-name="P9">1.4.a Traffic path to internal and external cloud services</text:p>
        </text:list-item>
        <text:list-item>
          <text:p text:style-name="P10">1.4.b Virtual services</text:p>
        </text:list-item>
        <text:list-item>
          <text:p text:style-name="P11">1.4.c Basic virtual network infrastructure</text:p>
        </text:list-item>
      </text:list>
      <text:p text:style-name="P12">1.5 Compare and contrast collapsed core and three-tier architectures</text:p>
      <text:p text:style-name="P13">1.6 Compare and contrast network topologies</text:p>
      <text:list text:style-name="LFO3" text:continue-numbering="true">
        <text:list-item>
          <text:p text:style-name="P14">1.6.a Star</text:p>
        </text:list-item>
        <text:list-item>
          <text:p text:style-name="P15">1.6.b Mesh</text:p>
        </text:list-item>
        <text:list-item>
          <text:p text:style-name="P16">1.6.c Hybrid</text:p>
        </text:list-item>
      </text:list>
      <text:p text:style-name="P17">1.7 Select the appropriate cabling type based on implementation requirements</text:p>
      <text:p text:style-name="P18">1.8 Apply troubleshooting methodologies to resolve problems</text:p>
      <text:list text:style-name="LFO4" text:continue-numbering="true">
        <text:list-item>
          <text:p text:style-name="P19">1.8.a Perform and document fault isolation</text:p>
        </text:list-item>
        <text:list-item>
          <text:p text:style-name="P20">1.8.b Resolve or escalate</text:p>
        </text:list-item>
        <text:list-item>
          <text:p text:style-name="P21">1.8.c Verify and monitor resolution</text:p>
        </text:list-item>
      </text:list>
      <text:p text:style-name="P22">1.9 Configure, verify, and troubleshoot IPv4 addressing and subnetting</text:p>
      <text:p text:style-name="P23">1.10 Compare and contrast IPv4 address types</text:p>
      <text:list text:style-name="LFO5" text:continue-numbering="true">
        <text:list-item>
          <text:p text:style-name="P24">1.10.a Unicast</text:p>
        </text:list-item>
        <text:list-item>
          <text:p text:style-name="P25">1.10.b Broadcast</text:p>
        </text:list-item>
        <text:list-item>
          <text:p text:style-name="P26">1.10.c Multicast</text:p>
        </text:list-item>
      </text:list>
      <text:p text:style-name="P27">1.11 Describe the need for private IPv4 addressing</text:p>
      <text:p text:style-name="P28">1.12 Identify the appropriate IPv6 addressing scheme to satisfy addressing requirements in a LAN/WAN environment</text:p>
      <text:p text:style-name="P29">1.13 Configure, verify, and troubleshoot IPv6 addressing</text:p>
      <text:p text:style-name="P30">1.14 Configure and verify IPv6 Stateless Address Auto Configuration</text:p>
      <text:p text:style-name="P31">1.15 Compare and contrast IPv6 address types</text:p>
      <text:list text:style-name="LFO6" text:continue-numbering="true">
        <text:list-item>
          <text:p text:style-name="P32">1.15.a Global unicast</text:p>
        </text:list-item>
        <text:list-item>
          <text:p text:style-name="P33">1.15.b Unique local</text:p>
        </text:list-item>
        <text:list-item>
          <text:p text:style-name="P34">1.15.c Link local</text:p>
        </text:list-item>
        <text:list-item>
          <text:p text:style-name="P35">1.15.d Multicast</text:p>
        </text:list-item>
        <text:list-item>
          <text:p text:style-name="P36">1.15.e Modified EUI 64</text:p>
        </text:list-item>
        <text:list-item>
          <text:p text:style-name="P37">1.15.f Autoconfiguration</text:p>
        </text:list-item>
        <text:list-item>
          <text:p text:style-name="P38">1.15.g Anycast</text:p>
        </text:list-item>
      </text:list>
      <text:p text:style-name="Normal"/>
      <text:p text:style-name="P39">2.1 Describe and verify switching concepts</text:p>
      <text:list text:style-name="LFO7" text:continue-numbering="true">
        <text:list-item>
          <text:p text:style-name="P40">2.1.a MAC learning and aging</text:p>
        </text:list-item>
        <text:list-item>
          <text:p text:style-name="P41">2.1.b Frame switching</text:p>
        </text:list-item>
        <text:list-item>
          <text:p text:style-name="P42">2.1.c Frame flooding</text:p>
        </text:list-item>
        <text:list-item>
          <text:p text:style-name="P43">2.1.d MAC address table</text:p>
        </text:list-item>
      </text:list>
      <text:p text:style-name="P44">2.2 Interpret Ethernet frame format</text:p>
      <text:p text:style-name="P45">2.3 Troubleshoot interface and cable issues (collisions, errors, duplex, speed)</text:p>
      <text:p text:style-name="P46">2.4 Configure, verify, and troubleshoot VLANs (normal/extended range) spanning multiple switches</text:p>
      <text:list text:style-name="LFO8" text:continue-numbering="true">
        <text:list-item>
          <text:p text:style-name="P47">2.4.a Access ports (data and voice)</text:p>
        </text:list-item>
        <text:list-item>
          <text:p text:style-name="P48">2.4.b Default VLAN</text:p>
        </text:list-item>
      </text:list>
      <text:p text:style-name="P49">2.5 Configure, verify, and troubleshoot interswitch connectivity</text:p>
      <text:list text:style-name="LFO9" text:continue-numbering="true">
        <text:list-item>
          <text:p text:style-name="P50">2.5.a Trunk ports</text:p>
        </text:list-item>
        <text:list-item>
          <text:p text:style-name="P51">2.5.b Add and remove VLANs on a trunk</text:p>
        </text:list-item>
        <text:list-item>
          <text:p text:style-name="P52">2.5.c DTP, VTP (v1&amp;v2), and 802.1Q</text:p>
        </text:list-item>
        <text:list-item>
          <text:p text:style-name="P53">2.5.d Native VLAN</text:p>
        </text:list-item>
      </text:list>
      <text:p text:style-name="P54">2.6 Configure, verify, and troubleshoot STP protocols</text:p>
      <text:list text:style-name="LFO10" text:continue-numbering="true">
        <text:list-item>
          <text:p text:style-name="P55">2.6.a STP mode (PVST+ and RPVST+)</text:p>
        </text:list-item>
        <text:list-item>
          <text:p text:style-name="P56">2.6.b STP root bridge selection</text:p>
        </text:list-item>
      </text:list>
      <text:p text:style-name="P57">2.7 Configure, verify and troubleshoot STP related optional features</text:p>
      <text:list text:style-name="LFO11" text:continue-numbering="true">
        <text:list-item>
          <text:p text:style-name="P58">2.7.a PortFast</text:p>
        </text:list-item>
        <text:list-item>
          <text:p text:style-name="P59">2.7.b BPDU guard</text:p>
        </text:list-item>
      </text:list>
      <text:p text:style-name="P60">2.8 Configure and verify Layer 2 protocols</text:p>
      <text:list text:style-name="LFO12" text:continue-numbering="true">
        <text:list-item>
          <text:p text:style-name="P61">2.8.a Cisco Discovery Protocol</text:p>
        </text:list-item>
        <text:list-item>
          <text:p text:style-name="P62">2.8.b LLDP</text:p>
        </text:list-item>
      </text:list>
      <text:p text:style-name="P63">2.9 Configure, verify, and troubleshoot (Layer 2/Layer 3) EtherChannel</text:p>
      <text:list text:style-name="LFO13" text:continue-numbering="true">
        <text:list-item>
          <text:p text:style-name="P64">2.9.a Static</text:p>
        </text:list-item>
        <text:list-item>
          <text:p text:style-name="P65">2.9.b PAGP</text:p>
        </text:list-item>
        <text:list-item>
          <text:p text:style-name="P66">2.9.c LACP</text:p>
        </text:list-item>
      </text:list>
      <text:p text:style-name="P67">2.10 Describe the benefits of switch stacking and chassis aggregation</text:p>
      <text:p text:style-name="Normal"/>
      <text:p text:style-name="P68">3.1 Describe the routing concepts</text:p>
      <text:list text:style-name="LFO14" text:continue-numbering="true">
        <text:list-item>
          <text:p text:style-name="P69">3.1.a Packet handling along the path through a network</text:p>
        </text:list-item>
        <text:list-item>
          <text:p text:style-name="P70">3.1.b Forwarding decision based on route lookup</text:p>
        </text:list-item>
        <text:list-item>
          <text:p text:style-name="P71">3.1.c Frame rewrite</text:p>
        </text:list-item>
      </text:list>
      <text:p text:style-name="P72">3.2 Interpret the components of a routing table</text:p>
      <text:list text:style-name="LFO15" text:continue-numbering="true">
        <text:list-item>
          <text:p text:style-name="P73">3.2.a Prefix</text:p>
        </text:list-item>
        <text:list-item>
          <text:p text:style-name="P74">3.2.b Network mask</text:p>
        </text:list-item>
        <text:list-item>
          <text:p text:style-name="P75">3.2.c Next hop</text:p>
        </text:list-item>
        <text:list-item>
          <text:p text:style-name="P76">3.2.d Routing protocol code</text:p>
        </text:list-item>
        <text:list-item>
          <text:p text:style-name="P77">3.2.e Administrative distance</text:p>
        </text:list-item>
        <text:list-item>
          <text:p text:style-name="P78">3.2.f Metric</text:p>
        </text:list-item>
        <text:list-item>
          <text:p text:style-name="P79">3.2.g Gateway of last resort</text:p>
        </text:list-item>
      </text:list>
      <text:p text:style-name="P80">3.3 Describe how a routing table is populated by different routing information sources</text:p>
      <text:soft-page-break/>
      <text:list text:style-name="LFO16" text:continue-numbering="true">
        <text:list-item>
          <text:p text:style-name="P81">3.3.a Admin distance</text:p>
        </text:list-item>
      </text:list>
      <text:p text:style-name="P82">3.4 Configure, verify, and troubleshoot inter-VLAN routing</text:p>
      <text:list text:style-name="LFO17" text:continue-numbering="true">
        <text:list-item>
          <text:p text:style-name="P83">3.4.a Router on a stick</text:p>
        </text:list-item>
        <text:list-item>
          <text:p text:style-name="P84">3.4.b SVI</text:p>
        </text:list-item>
      </text:list>
      <text:p text:style-name="P85">3.5 Compare and contrast static routing and dynamic routing</text:p>
      <text:p text:style-name="P86">3.6 Compare and contrast distance vector and link state routing protocols</text:p>
      <text:p text:style-name="P87">3.7 Compare and contrast interior and exterior routing protocols</text:p>
      <text:p text:style-name="P88">3.8 Configure, verify, and troubleshoot IPv4 and IPv6 static routing</text:p>
      <text:list text:style-name="LFO18" text:continue-numbering="true">
        <text:list-item>
          <text:p text:style-name="P89">3.8.a Default route</text:p>
        </text:list-item>
        <text:list-item>
          <text:p text:style-name="P90">3.8.b Network route</text:p>
        </text:list-item>
        <text:list-item>
          <text:p text:style-name="P91">3.8.c Host route</text:p>
        </text:list-item>
        <text:list-item>
          <text:p text:style-name="P92">3.8.d Floating static</text:p>
        </text:list-item>
      </text:list>
      <text:p text:style-name="P93">3.9 Configure, verify, and troubleshoot single area and multi-area OSPFv2 for IPv4 (excluding authentication, filtering, manual summarization, redistribution, stub, virtual-link, and LSAs)</text:p>
      <text:p text:style-name="P94">3.10 Configure, verify, and troubleshoot single area and multi-area OSPFv3 for IPv6 (excluding authentication, filtering, manual summarization, redistribution, stub, virtual-link, and LSAs)</text:p>
      <text:p text:style-name="P95">3.11 Configure, verify, and troubleshoot EIGRP for IPv4 (excluding authentication, filtering, manual summarization, redistribution, stub)</text:p>
      <text:p text:style-name="P96">3.12 Configure, verify, and troubleshoot EIGRP for IPv6 (excluding authentication, filtering, manual summarization, redistribution, stub)</text:p>
      <text:p text:style-name="P97">3.13 Configure, verify, and troubleshoot RIPv2 for IPv4 (excluding authentication, filtering, manual summarization, redistribution)</text:p>
      <text:p text:style-name="P98">3.14 Troubleshoot basic Layer 3 end-to-end connectivity issues</text:p>
      <text:p text:style-name="Normal"/>
      <text:p text:style-name="P99">4.1 Configure and verify PPP and MLPPP on WAN interfaces using local authentication</text:p>
      <text:p text:style-name="P100">4.2 Configure, verify, and troubleshoot PPPoE client-side interfaces using local authentication</text:p>
      <text:p text:style-name="P101">4.3 Configure, verify, and troubleshoot GRE tunnel connectivity</text:p>
      <text:p text:style-name="P102">4.4 Describe WAN topology options</text:p>
      <text:list text:style-name="LFO19" text:continue-numbering="true">
        <text:list-item>
          <text:p text:style-name="P103">4.4.a Point-to-point</text:p>
        </text:list-item>
        <text:list-item>
          <text:p text:style-name="P104">4.4.b Hub and spoke</text:p>
        </text:list-item>
        <text:list-item>
          <text:p text:style-name="P105">4.4.c Full mesh</text:p>
        </text:list-item>
        <text:list-item>
          <text:p text:style-name="P106">4.4.d Single vs dual-homed</text:p>
        </text:list-item>
      </text:list>
      <text:p text:style-name="P107">4.5 Describe WAN access connectivity options</text:p>
      <text:list text:style-name="LFO20" text:continue-numbering="true">
        <text:list-item>
          <text:p text:style-name="P108">4.5.a MPLS</text:p>
        </text:list-item>
        <text:list-item>
          <text:p text:style-name="P109">4.5.b Metro Ethernet</text:p>
        </text:list-item>
        <text:list-item>
          <text:p text:style-name="P110">4.5.c Broadband PPPoE</text:p>
        </text:list-item>
        <text:list-item>
          <text:p text:style-name="P111">4.5.d Internet VPN (DMVPN, site-to-site VPN, client VPN)</text:p>
        </text:list-item>
      </text:list>
      <text:p text:style-name="P112">4.6 Configure and verify single-homed branch connectivity using eBGP IPv4 (limited to peering and route advertisement using Network command only)</text:p>
      <text:p text:style-name="P113">4.7 Describe basic QoS concepts</text:p>
      <text:list text:style-name="LFO21" text:continue-numbering="true">
        <text:list-item>
          <text:p text:style-name="P114">4.7.a Marking</text:p>
        </text:list-item>
        <text:list-item>
          <text:p text:style-name="P115">4.7.b Device trust</text:p>
        </text:list-item>
        <text:list-item>
          <text:p text:style-name="P116">4.7.c Prioritization</text:p>
          <text:list text:continue-numbering="true">
            <text:list-item>
              <text:p text:style-name="P117">4.7.c. [i] Voice</text:p>
            </text:list-item>
            <text:list-item>
              <text:p text:style-name="P118">4.7.c. [ii] Video</text:p>
            </text:list-item>
            <text:list-item>
              <text:p text:style-name="P119">4.7.c. [iii] Data</text:p>
            </text:list-item>
          </text:list>
        </text:list-item>
        <text:list-item>
          <text:p text:style-name="P120">4.7.d Shaping</text:p>
        </text:list-item>
        <text:list-item>
          <text:p text:style-name="P121">4.7.e Policing</text:p>
        </text:list-item>
        <text:list-item>
          <text:p text:style-name="P122">4.7.f Congestion management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0 0 0 0 0 0 0 0 0 0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Symbol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Symbol" fo:font-size="10pt" style:font-size-asian="10pt"/>
    </style:style>
    <style:style style:name="WW_CharLFO20LVL3" style:family="text">
      <style:text-properties style:font-name="Symbol" fo:font-size="10pt" style:font-size-asian="10pt"/>
    </style:style>
    <style:style style:name="WW_CharLFO20LVL4" style:family="text">
      <style:text-properties style:font-name="Symbol" fo:font-size="10pt" style:font-size-asian="10pt"/>
    </style:style>
    <style:style style:name="WW_CharLFO20LVL5" style:family="text">
      <style:text-properties style:font-name="Symbol" fo:font-size="10pt" style:font-size-asian="10pt"/>
    </style:style>
    <style:style style:name="WW_CharLFO20LVL6" style:family="text">
      <style:text-properties style:font-name="Symbol" fo:font-size="10pt" style:font-size-asian="10pt"/>
    </style:style>
    <style:style style:name="WW_CharLFO20LVL7" style:family="text">
      <style:text-properties style:font-name="Symbol" fo:font-size="10pt" style:font-size-asian="10pt"/>
    </style:style>
    <style:style style:name="WW_CharLFO20LVL8" style:family="text">
      <style:text-properties style:font-name="Symbol" fo:font-size="10pt" style:font-size-asian="10pt"/>
    </style:style>
    <style:style style:name="WW_CharLFO20LVL9" style:family="text">
      <style:text-properties style:font-name="Symbol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Symbol" fo:font-size="10pt" style:font-size-asian="10pt"/>
    </style:style>
    <style:style style:name="WW_CharLFO21LVL4" style:family="text">
      <style:text-properties style:font-name="Symbol" fo:font-size="10pt" style:font-size-asian="10pt"/>
    </style:style>
    <style:style style:name="WW_CharLFO21LVL5" style:family="text">
      <style:text-properties style:font-name="Symbol" fo:font-size="10pt" style:font-size-asian="10pt"/>
    </style:style>
    <style:style style:name="WW_CharLFO21LVL6" style:family="text">
      <style:text-properties style:font-name="Symbol" fo:font-size="10pt" style:font-size-asian="10pt"/>
    </style:style>
    <style:style style:name="WW_CharLFO21LVL7" style:family="text">
      <style:text-properties style:font-name="Symbol" fo:font-size="10pt" style:font-size-asian="10pt"/>
    </style:style>
    <style:style style:name="WW_CharLFO21LVL8" style:family="text">
      <style:text-properties style:font-name="Symbol" fo:font-size="10pt" style:font-size-asian="10pt"/>
    </style:style>
    <style:style style:name="WW_CharLFO21LVL9" style:family="text">
      <style:text-properties style:font-name="Symbol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/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dovan Kyjak</meta:initial-creator>
    <dc:creator>Radovan Kyjak</dc:creator>
    <meta:creation-date>2018-02-26T11:26:00Z</meta:creation-date>
    <dc:date>2018-02-26T11:28:00Z</dc:date>
    <meta:template xlink:href="Normal.dotm" xlink:type="simple"/>
    <meta:editing-cycles>1</meta:editing-cycles>
    <meta:editing-duration>PT120S</meta:editing-duration>
    <meta:document-statistic meta:page-count="4" meta:paragraph-count="10" meta:word-count="768" meta:character-count="5136" meta:row-count="36" meta:non-whitespace-character-count="4378"/>
  </office:meta>
</office:document-meta>
</file>